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custom_toolbar_72f2209f.xml"/>
  <manifest:file-entry manifest:media-type="" manifest:full-path="Configurations2/toolbar/"/>
  <manifest:file-entry manifest:media-type="" manifest:full-path="Configurations2/images/sc_imagelist.xml"/>
  <manifest:file-entry manifest:media-type="" manifest:full-path="Configurations2/images/Bitmaps/sc_userimages.png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405cm" style:rel-column-width="20834*"/>
    </style:style>
    <style:style style:name="Tabella1.B" style:family="table-column">
      <style:table-column-properties style:column-width="1.916cm" style:rel-column-width="7384*"/>
    </style:style>
    <style:style style:name="Tabella1.C" style:family="table-column">
      <style:table-column-properties style:column-width="9.68cm" style:rel-column-width="37317*"/>
    </style:style>
    <style:style style:name="Tabella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1.C1" style:family="table-cell">
      <style:table-cell-properties fo:background-color="#e6e6ff" fo:padding="0.097cm" fo:border="0.002cm solid #000000">
        <style:background-image/>
      </style:table-cell-properties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fo:font-size="12pt" style:font-size-asian="12pt" style:font-size-complex="12pt"/>
    </style:style>
    <style:style style:name="P2" style:family="paragraph" style:parent-style-name="Standard">
      <style:text-properties style:font-name="Times New Roman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Arial1" style:font-size-asian="12pt" style:font-name-complex="Arial1" style:font-size-complex="12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Times New Roman" fo:font-size="12pt" style:font-size-asian="12pt" style:font-size-complex="12pt"/>
    </style:style>
    <style:style style:name="P5" style:family="paragraph" style:parent-style-name="Table_20_Contents"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Times New Roman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P7" style:family="paragraph" style:parent-style-name="Table_20_Contents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8" style:family="paragraph" style:parent-style-name="Table_20_Contents">
      <style:text-properties style:font-name="Times New Roman" fo:font-size="12pt" style:font-size-asian="12pt" style:font-size-complex="12pt"/>
    </style:style>
    <style:style style:name="P9" style:family="paragraph" style:parent-style-name="Standard">
      <style:text-properties style:font-name="Times New Roman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Times New Roman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P11" style:family="paragraph" style:parent-style-name="Standard">
      <style:paragraph-properties fo:text-align="start" style:justify-single-word="false" style:text-autospace="none"/>
      <style:text-properties fo:font-size="12pt" style:font-size-asian="12pt" style:font-size-complex="12pt"/>
    </style:style>
    <style:style style:name="P12" style:family="paragraph" style:parent-style-name="Table_20_Contents">
      <style:text-properties fo:font-size="12pt" style:font-size-asian="12pt" style:font-size-complex="12pt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Times New Roman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P14" style:family="paragraph" style:parent-style-name="Table_20_Contents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" style:family="text">
      <style:text-properties style:font-name="Arial1" fo:font-style="italic" style:font-name-asian="Arial1" style:font-style-asian="italic" style:font-name-complex="Arial1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name-asian="Arial1" style:font-style-asian="italic" style:font-name-complex="Arial1" style:font-style-complex="italic"/>
    </style:style>
    <style:style style:name="T4" style:family="text">
      <style:text-properties style:font-name-asian="Arial1"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Mensa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Table_20_Heading">Nome</text:p>
          </table:table-cell>
          <table:table-cell table:style-name="Tabella1.A1" office:value-type="string">
            <text:p text:style-name="Table_20_Heading">Tipo</text:p>
          </table:table-cell>
          <table:table-cell table:style-name="Tabella1.C1" office:value-type="string">
            <text:p text:style-name="Table_20_Heading">Descrizione</text:p>
          </table:table-cell>
        </table:table-row>
        <table:table-row>
          <table:table-cell table:style-name="Tabella1.A2" office:value-type="string">
            <text:p text:style-name="Table_20_Contents">Menu</text:p>
          </table:table-cell>
          <table:table-cell table:style-name="Tabella1.A2" office:value-type="string">
            <text:p text:style-name="Table_20_Contents"><text:drop-down text:name="Tipo di dato"><text:label text:current-selected="true" text:value="Entity"/><text:label text:value="Control"/><text:label text:value="Boundary"/>Entity</text:drop-down></text:p>
          </table:table-cell>
          <table:table-cell table:style-name="Tabella1.C2" office:value-type="string">
            <text:p text:style-name="Table_20_Contents">Lista di pietanze componenti il menu in vigore visualizzate all'Utente_Autenticato che accede alla sezione Mensa.</text:p>
          </table:table-cell>
        </table:table-row>
        <table:table-row>
          <table:table-cell table:style-name="Tabella1.A2" office:value-type="string">
            <text:p text:style-name="Table_20_Contents">ControlVisualizzaMenu</text:p>
          </table:table-cell>
          <table:table-cell table:style-name="Tabella1.A2" office:value-type="string">
            <text:p text:style-name="Table_20_Contents">Control</text:p>
          </table:table-cell>
          <table:table-cell table:style-name="Tabella1.C2" office:value-type="string">
            <text:p text:style-name="Table_20_Contents">Gestisce la funzione Visualizza menu. Questo oggetto è creato quando l'Utente_Autenticato accede alla sezione Mensa. Crea una pagina quindi dove visualizza l'oggetto Menu.</text:p>
          </table:table-cell>
        </table:table-row>
        <table:table-row>
          <table:table-cell table:style-name="Tabella1.A2" office:value-type="string">
            <text:p text:style-name="Table_20_Contents">Impiegato</text:p>
          </table:table-cell>
          <table:table-cell table:style-name="Tabella1.A2" office:value-type="string">
            <text:p text:style-name="Table_20_Contents">Entity</text:p>
          </table:table-cell>
          <table:table-cell table:style-name="Tabella1.C2" office:value-type="string">
            <text:p text:style-name="Table_20_Contents">Utente_Autenticato come impiegato addetto alla mensa e all'aggiornamento del menù.</text:p>
          </table:table-cell>
        </table:table-row>
        <table:table-row>
          <table:table-cell table:style-name="Tabella1.A2" office:value-type="string">
            <text:p text:style-name="P5">ControlInserisciMenu</text:p>
          </table:table-cell>
          <table:table-cell table:style-name="Tabella1.A2" office:value-type="string">
            <text:p text:style-name="Table_20_Contents">Control</text:p>
          </table:table-cell>
          <table:table-cell table:style-name="Tabella1.C2" office:value-type="string">
            <text:p text:style-name="Table_20_Contents">Gestisce la funzione Inserisci Menu. Questo oggetto è creato quando un Impiegato seleziona il bottone “BottoneInserisciMenu”. Crea un “FormInserimentoMenu” e lo presenta all'impiegato. Dopo la sottomissione della form questo oggetto colleziona l'informazione e memorizza il nuovo menu.</text:p>
          </table:table-cell>
        </table:table-row>
        <table:table-row>
          <table:table-cell table:style-name="Tabella1.A2" office:value-type="string">
            <text:p text:style-name="P6">BottoneInserisciMenu</text:p>
          </table:table-cell>
          <table:table-cell table:style-name="Tabella1.A2" office:value-type="string">
            <text:p text:style-name="Table_20_Contents">Boundary</text:p>
          </table:table-cell>
          <table:table-cell table:style-name="Tabella1.C2" office:value-type="string">
            <text:p text:style-name="P1">Bottone usato dall<text:span text:style-name="T1">'impiegato </text:span>per iniziare lo use case<text:span text:style-name="T1"> Inserisci menu.</text:span></text:p>
          </table:table-cell>
        </table:table-row>
        <table:table-row>
          <table:table-cell table:style-name="Tabella1.A2" office:value-type="string">
            <text:p text:style-name="P6">FormInserimentoMenu</text:p>
          </table:table-cell>
          <table:table-cell table:style-name="Tabella1.A2" office:value-type="string">
            <text:p text:style-name="P7">Boundary</text:p>
          </table:table-cell>
          <table:table-cell table:style-name="Tabella1.C2" office:value-type="string">
            <text:p text:style-name="P2">Form usata per l’input dei dati del menu da inserire. Questa form</text:p>
            <text:p text:style-name="P10">è presentata all'utente autenticato quando la funzione “Inserisci menu” è selezionata.</text:p>
          </table:table-cell>
        </table:table-row>
        <table:table-row>
          <table:table-cell table:style-name="Tabella1.A2" office:value-type="string">
            <text:p text:style-name="P5">ControlModificaMenu</text:p>
          </table:table-cell>
          <table:table-cell table:style-name="Tabella1.A2" office:value-type="string">
            <text:p text:style-name="Table_20_Contents">Control</text:p>
          </table:table-cell>
          <table:table-cell table:style-name="Tabella1.C2" office:value-type="string">
            <text:p text:style-name="Table_20_Contents">Gestisce la funzione Modifica Menu. Questo oggetto è creato quando un Impiegato seleziona il bottone “BottoneModificaMenu”. Crea un “FormModificaMenu” e lo presenta all'impiegato. Dopo la sottomissione della form questo oggetto colleziona l'informazione e aggiorna il menu modificato.</text:p>
          </table:table-cell>
        </table:table-row>
        <table:table-row>
          <table:table-cell table:style-name="Tabella1.A2" office:value-type="string">
            <text:p text:style-name="P6">BottoneModificaMenu</text:p>
          </table:table-cell>
          <table:table-cell table:style-name="Tabella1.A2" office:value-type="string">
            <text:p text:style-name="Table_20_Contents">Boundary</text:p>
          </table:table-cell>
          <table:table-cell table:style-name="Tabella1.C2" office:value-type="string">
            <text:p text:style-name="P1">Bottone usato dall<text:span text:style-name="T1">'impiegato </text:span>per iniziare lo use case<text:span text:style-name="T1"> modifica menu.</text:span></text:p>
          </table:table-cell>
        </table:table-row>
        <table:table-row>
          <table:table-cell table:style-name="Tabella1.A2" office:value-type="string">
            <text:p text:style-name="P6">FormModificaMenu</text:p>
          </table:table-cell>
          <table:table-cell table:style-name="Tabella1.A2" office:value-type="string">
            <text:p text:style-name="P7">Boundary</text:p>
          </table:table-cell>
          <table:table-cell table:style-name="Tabella1.C2" office:value-type="string">
            <text:p text:style-name="P2">Form usata per l’input dei dati del menu da inserire. Questa form</text:p>
            <text:p text:style-name="P10">è presentata all'utente autenticato quando la funzione “Modifica menu” è selezionata.</text:p>
          </table:table-cell>
        </table:table-row>
        <table:table-row>
          <table:table-cell table:style-name="Tabella1.A2" office:value-type="string">
            <text:p text:style-name="P5">ControlCancellaMenu</text:p>
          </table:table-cell>
          <table:table-cell table:style-name="Tabella1.A2" office:value-type="string">
            <text:p text:style-name="Table_20_Contents">Control</text:p>
          </table:table-cell>
          <table:table-cell table:style-name="Tabella1.C2" office:value-type="string">
            <text:p text:style-name="Table_20_Contents">Gestisce la funzione Cancella Menu. Questo oggetto è creato quando un Impiegato seleziona il bottone “BottoneCancellaMenu”. Provvede all'eliminazione del <text:s/>menù in vigore.</text:p>
          </table:table-cell>
        </table:table-row>
        <table:table-row>
          <table:table-cell table:style-name="Tabella1.A2" office:value-type="string">
            <text:p text:style-name="P6">BottoneCancellaMenu</text:p>
          </table:table-cell>
          <table:table-cell table:style-name="Tabella1.A2" office:value-type="string">
            <text:p text:style-name="Table_20_Contents">Boundary</text:p>
          </table:table-cell>
          <table:table-cell table:style-name="Tabella1.C2" office:value-type="string">
            <text:p text:style-name="P1">Bottone usato dall<text:span text:style-name="T1">'impiegato </text:span>per iniziare lo use case<text:span text:style-name="T1"> cancella menu.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5T15:07:08.77</meta:creation-date>
    <meta:editing-duration>PT02H24M17S</meta:editing-duration>
    <meta:editing-cycles>11</meta:editing-cycles>
    <meta:generator>OpenOffice.org/3.2$Win32 OpenOffice.org_project/320m18$Build-9502</meta:generator>
    <meta:initial-creator>gfhj </meta:initial-creator>
    <dc:date>2012-10-26T11:57:49.47</dc:date>
    <dc:creator>gfhj </dc:creator>
    <meta:document-statistic meta:table-count="1" meta:image-count="0" meta:object-count="0" meta:page-count="1" meta:paragraph-count="39" meta:word-count="253" meta:character-count="190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Mp3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For i = 0 To 5
dispatcher.executeDispatch(document, ".uno:GoToEndOfDoc", "", 0, Array())
Next i

rem ----------------------------------------------------------------------
dim args3(1) as new com.sun.star.beans.PropertyValue
args3(0).Name = "Count"
args3(0).Value = 1
args3(1).Name = "Select"
args3(1).Value = false

dispatcher.executeDispatch(document, ".uno:GoUp", "", 0, args3())

rem ----------------------------------------------------------------------
dispatcher.executeDispatch(document, ".uno:EndOfLineSel", "", 0, Array())

rem ----------------------------------------------------------------------
dim args5(1) as new com.sun.star.beans.PropertyValue
args5(0).Name = "Count"
args5(0).Value = 1
args5(1).Name = "Select"
args5(1).Value = true

dispatcher.executeDispatch(document, ".uno:GoRight", "", 0, args5())

rem ----------------------------------------------------------------------
dim args6(1) as new com.sun.star.beans.PropertyValue
args6(0).Name = "Count"
args6(0).Value = 1
args6(1).Name = "Select"
args6(1).Value = true

dispatcher.executeDispatch(document, ".uno:GoRight", "", 0, args6())

rem ----------------------------------------------------------------------
dispatcher.executeDispatch(document, ".uno:Copy", "", 0, Array())

rem ----------------------------------------------------------------------
dispatcher.executeDispatch(document, ".uno:InsertRows", "", 0, Array())

rem ----------------------------------------------------------------------
dim args9(1) as new com.sun.star.beans.PropertyValue
args9(0).Name = "Count"
args9(0).Value = 1
args9(1).Name = "Select"
args9(1).Value = false

dispatcher.executeDispatch(document, ".uno:GoDown", "", 0, args9())

rem ----------------------------------------------------------------------
dispatcher.executeDispatch(document, ".uno:PageUp", "", 0, Array())

rem ----------------------------------------------------------------------
dim args11(1) as new com.sun.star.beans.PropertyValue
args11(0).Name = "Count"
args11(0).Value = 1
args11(1).Name = "Select"
args11(1).Value = false

dispatcher.executeDispatch(document, ".uno:GoLeft", "", 0, args11())

rem ----------------------------------------------------------------------
dim args12(1) as new com.sun.star.beans.PropertyValue
args12(0).Name = "Count"
args12(0).Value = 1
args12(1).Name = "Select"
args12(1).Value = false

dispatcher.executeDispatch(document, ".uno:GoLeft", "", 0, args12())

rem ----------------------------------------------------------------------
dispatcher.executeDispatch(document, ".uno:Paste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